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98ed3"/>
    </style:style>
    <style:style style:name="P2" style:family="paragraph" style:parent-style-name="Standard">
      <style:text-properties officeooo:rsid="00098ed3" officeooo:paragraph-rsid="00098ed3"/>
    </style:style>
    <style:style style:name="P3" style:family="paragraph" style:parent-style-name="Table_20_Contents">
      <style:text-properties officeooo:rsid="00098ed3" officeooo:paragraph-rsid="00098ed3"/>
    </style:style>
    <style:style style:name="T1" style:family="text">
      <style:text-properties officeooo:rsid="00098e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Suppose you had to predict y without knowledge of x. What value would you predict? What would be it's mean squared error (MSE) on thse four points? (1,1) (1,3) (4,4) (4,6)</text:p>
      <text:p text:style-name="Standard"/>
      <text:p text:style-name="Standard">To find the y without knowledge of x we'd want to find the best fitting line (regression line) that is the best prediction for the current dataset we currently have. We wouldn't be able to find the prediction value without the predictor variable with the regression line, but based on just looking at the data I'd assume the value is either two of the same values for x and y or the lower value as x and y being x + 2. In order to find the regression line for these points and also the <text:span text:style-name="T1">MSE</text:span> we need to calculate the slope and the b for the equation mx + b. Then once we find the <text:span text:style-name="T1">regression line we can use the predicted values and find the MSE by subtracting the y values from the predicted y values which gives us our error. Then we square the errors to add them up and divide by the number of points in this case 4 giving us our MSE. </text:span></text:p>
      <text:p text:style-name="Standard"/>
      <text:p text:style-name="Standard"/>
      <text:p text:style-name="Standard">b) Now let's say you want to predict y based on x. What is the MSE of the linear function y = ax on these four points? </text:p>
      <text:p text:style-name="P1">X bar = 1+1+4+4 / 4 = 10/4 = 5/2</text:p>
      <text:p text:style-name="P1">Y bar = 1+3+4+6 / 4 = 14/4 = 7/2</text:p>
      <text:p text:style-name="P1">XY bar = (1x1 + 1x3 + 4x4 + 4x6) / 4 = 44/4 = 11</text:p>
      <text:p text:style-name="P1">X^2 bar = 1^2 + 1^2 + 4^2 + 4^2 / 4 = 34/4 = 8.5</text:p>
      <text:p text:style-name="P1">m = ((5/2)(7/2) - 11) / (8.5 - (5/2)^2) = -1</text:p>
      <text:p text:style-name="P1"/>
      <text:p text:style-name="P2">y = -1x</text:p>
      <text:p text:style-name="Standard"/>
      <text:p text:style-name="P1"/>
      <table:table table:name="Table2" table:style-name="Table2">
        <table:table-column table:style-name="Table2.A" table:number-columns-repeated="4"/>
        <table:table-row table:style-name="TableLine94301637190256">
          <table:table-cell table:style-name="Table2.A1" office:value-type="string">
            <text:p text:style-name="P3">X value</text:p>
          </table:table-cell>
          <table:table-cell table:style-name="Table2.A1" office:value-type="string">
            <text:p text:style-name="P3">Y value</text:p>
          </table:table-cell>
          <table:table-cell table:style-name="Table2.A1" office:value-type="string">
            <text:p text:style-name="P3">Y predicted value</text:p>
          </table:table-cell>
          <table:table-cell table:style-name="Table2.D1" office:value-type="string">
            <text:p text:style-name="P3">Error Squared</text:p>
          </table:table-cell>
        </table:table-row>
        <table:table-row table:style-name="TableLine94301637190256">
          <table:table-cell table:style-name="Table2.A2" office:value-type="string">
            <text:p text:style-name="P3">1</text:p>
          </table:table-cell>
          <table:table-cell table:style-name="Table2.A2" office:value-type="string">
            <text:p text:style-name="P3">1</text:p>
          </table:table-cell>
          <table:table-cell table:style-name="Table2.A2" office:value-type="string">
            <text:p text:style-name="P3">-1</text:p>
          </table:table-cell>
          <table:table-cell table:style-name="Table2.D2" office:value-type="string">
            <text:p text:style-name="P3">0</text:p>
          </table:table-cell>
        </table:table-row>
        <table:table-row table:style-name="TableLine94301637190256">
          <table:table-cell table:style-name="Table2.A2" office:value-type="string">
            <text:p text:style-name="P3">1</text:p>
          </table:table-cell>
          <table:table-cell table:style-name="Table2.A2" office:value-type="string">
            <text:p text:style-name="P3">3</text:p>
          </table:table-cell>
          <table:table-cell table:style-name="Table2.A2" office:value-type="string">
            <text:p text:style-name="P3">-1</text:p>
          </table:table-cell>
          <table:table-cell table:style-name="Table2.D2" office:value-type="string">
            <text:p text:style-name="P3">4</text:p>
          </table:table-cell>
        </table:table-row>
        <table:table-row table:style-name="TableLine94301637190256">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D2" office:value-type="string">
            <text:p text:style-name="P3">0</text:p>
          </table:table-cell>
        </table:table-row>
        <table:table-row table:style-name="TableLine94301637190256">
          <table:table-cell table:style-name="Table2.A2" office:value-type="string">
            <text:p text:style-name="P3">4</text:p>
          </table:table-cell>
          <table:table-cell table:style-name="Table2.A2" office:value-type="string">
            <text:p text:style-name="P3">6</text:p>
          </table:table-cell>
          <table:table-cell table:style-name="Table2.A2" office:value-type="string">
            <text:p text:style-name="P3">-4</text:p>
          </table:table-cell>
          <table:table-cell table:style-name="Table2.D2" office:value-type="string">
            <text:p text:style-name="P3">4</text:p>
          </table:table-cell>
        </table:table-row>
      </table:table>
      <text:p text:style-name="P1"/>
      <text:p text:style-name="P2">MSE = (0+4+0+4) / 4 = 2</text:p>
      <text:p text:style-name="P1"/>
      <text:p text:style-name="Standard">c) Find the line <text:s/>y = ax + b that minimizes the MSE on these points. What is its MSE?</text:p>
      <text:p text:style-name="P1">X bar = 1+1+4+4 / 4 = 10/4 = 5/2</text:p>
      <text:p text:style-name="P1">Y bar = 1+3+4+6 / 4 = 14/4 = 7/2</text:p>
      <text:p text:style-name="Standard">XY bar = (1x1 + 1x3 + 4x4 + 4x6) / 4 = 44/4 = 11</text:p>
      <text:p text:style-name="Standard">X^2 bar = 1^2 + 1^2 + 4^2 + 4^2 / 4 = 34/4 = 8.5</text:p>
      <text:p text:style-name="Standard">m = ((5/2)(7/2) - 11) / (8.5 - (5/2)^2) = -1</text:p>
      <text:p text:style-name="Standard">b = y bar - m* xbar = 7/2 - (-1)(5/2) = 12/2 = 6</text:p>
      <text:p text:style-name="Standard">y = mx + b = -1x + 6</text:p>
      <text:p text:style-name="Standard"/>
      <table:table table:name="Table1" table:style-name="Table1">
        <table:table-column table:style-name="Table1.A" table:number-columns-repeated="4"/>
        <table:table-row table:style-name="TableLine94301645102048">
          <table:table-cell table:style-name="Table1.A1" office:value-type="string">
            <text:p text:style-name="P3">X value</text:p>
          </table:table-cell>
          <table:table-cell table:style-name="Table1.A1" office:value-type="string">
            <text:p text:style-name="P3">Y value</text:p>
          </table:table-cell>
          <table:table-cell table:style-name="Table1.A1" office:value-type="string">
            <text:p text:style-name="P3">Y predicted value</text:p>
          </table:table-cell>
          <table:table-cell table:style-name="Table1.D1" office:value-type="string">
            <text:p text:style-name="P3">Error Squared</text:p>
          </table:table-cell>
        </table:table-row>
        <table:table-row table:style-name="TableLine94301645102048">
          <table:table-cell table:style-name="Table1.A2" office:value-type="string">
            <text:p text:style-name="P3">1</text:p>
          </table:table-cell>
          <table:table-cell table:style-name="Table1.A2" office:value-type="string">
            <text:p text:style-name="P3">1</text:p>
          </table:table-cell>
          <table:table-cell table:style-name="Table1.A2" office:value-type="string">
            <text:p text:style-name="P3">5</text:p>
          </table:table-cell>
          <table:table-cell table:style-name="Table1.D2" office:value-type="string">
            <text:p text:style-name="P3">16</text:p>
          </table:table-cell>
        </table:table-row>
        <table:table-row table:style-name="TableLine94301645102048">
          <table:table-cell table:style-name="Table1.A2" office:value-type="string">
            <text:p text:style-name="P3">1</text:p>
          </table:table-cell>
          <table:table-cell table:style-name="Table1.A2" office:value-type="string">
            <text:p text:style-name="P3">3</text:p>
          </table:table-cell>
          <table:table-cell table:style-name="Table1.A2" office:value-type="string">
            <text:p text:style-name="P3">5</text:p>
          </table:table-cell>
          <table:table-cell table:style-name="Table1.D2" office:value-type="string">
            <text:p text:style-name="P3">4</text:p>
          </table:table-cell>
        </table:table-row>
        <text:soft-page-break/>
        <table:table-row table:style-name="TableLine94301645102048">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2</text:p>
          </table:table-cell>
          <table:table-cell table:style-name="Table1.D2" office:value-type="string">
            <text:p text:style-name="P3">4</text:p>
          </table:table-cell>
        </table:table-row>
        <table:table-row table:style-name="TableLine94301645102048">
          <table:table-cell table:style-name="Table1.A2" office:value-type="string">
            <text:p text:style-name="P3">4</text:p>
          </table:table-cell>
          <table:table-cell table:style-name="Table1.A2" office:value-type="string">
            <text:p text:style-name="P3">6</text:p>
          </table:table-cell>
          <table:table-cell table:style-name="Table1.A2" office:value-type="string">
            <text:p text:style-name="P3">2</text:p>
          </table:table-cell>
          <table:table-cell table:style-name="Table1.D2" office:value-type="string">
            <text:p text:style-name="P3">16</text:p>
          </table:table-cell>
        </table:table-row>
      </table:table>
      <text:p text:style-name="Standard"/>
      <text:p text:style-name="P2">MSE = (16+4+4+16)/4 = 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18:44:44.937701018</meta:creation-date>
    <dc:date>2022-02-15T18:52:36.579899305</dc:date>
    <meta:editing-duration>PT7M52S</meta:editing-duration>
    <meta:editing-cycles>1</meta:editing-cycles>
    <meta:document-statistic meta:table-count="2" meta:image-count="0" meta:object-count="0" meta:page-count="2" meta:paragraph-count="59" meta:word-count="461" meta:character-count="1868" meta:non-whitespace-character-count="1463"/>
    <meta:generator>LibreOffice/6.4.7.2$Linux_X86_64 LibreOffice_project/40$Build-2</meta:generator>
  </office:meta>
</office:document-meta>
</file>